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39a9b"/>
    </style:style>
    <style:style style:name="P2" style:family="paragraph" style:parent-style-name="Text_20_body">
      <style:text-properties officeooo:paragraph-rsid="00140f56"/>
    </style:style>
    <style:style style:name="P3" style:family="paragraph" style:parent-style-name="Heading_20_1">
      <style:text-properties officeooo:rsid="00140f56" officeooo:paragraph-rsid="00140f56"/>
    </style:style>
    <style:style style:name="T1" style:family="text">
      <style:text-properties officeooo:rsid="00139a9b"/>
    </style:style>
    <style:style style:name="T2" style:family="text">
      <style:text-properties officeooo:rsid="00140f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<text:span text:style-name="T1">apport de projet PHP</text:span></text:p>
      <text:p text:style-name="P1"/>
      <text:h text:style-name="P3" text:outline-level="1">Problèmes rencontrés et solutions :</text:h>
      <text:p text:style-name="P2">- <text:span text:style-name="T2">Comment gérer toutes les données ? Solution :bdd plutôt que fichier. Pourquoi:suffisament d'aisance avec mysql + une bonne occasion d'utiliser PHP5.X</text:span></text:p>
      <text:p text:style-name="P2">- <text:span text:style-name="T2">La bdd doit-elle être hebergée en ligne ou stockée en local ? Solution:local. Pourquoi : en ligne = contrainte qui sont supérieur au besoin ( le site étant un projet, une fois la bdd faite avec jeu d'essai, elle ne changera plus)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ptiste </meta:initial-creator>
    <meta:creation-date>2014-10-28T14:25:07.917942062</meta:creation-date>
    <dc:date>2014-10-28T16:19:42.724982853</dc:date>
    <dc:creator>Baptiste </dc:creator>
    <meta:editing-duration>P0D</meta:editing-duration>
    <meta:editing-cycles>2</meta:editing-cycles>
    <meta:generator>LibreOffice/4.2.6.3$Linux_X86_64 LibreOffice_project/420m0$Build-3</meta:generator>
    <meta:document-statistic meta:table-count="0" meta:image-count="0" meta:object-count="0" meta:page-count="1" meta:paragraph-count="4" meta:word-count="74" meta:character-count="439" meta:non-whitespace-character-count="369"/>
  </office:meta>
</office:document-meta>
</file>